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73cm" fo:min-width="2.19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9cm" fo:min-width="16.01cm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top" draw:auto-grow-height="false" fo:min-height="11.18cm" fo:min-width="16.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ejaVu Sans Mono1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8pt" style:font-size-asian="18pt" style:font-size-complex="18pt"/>
    </style:style>
    <style:style style:name="T5" style:family="text">
      <style:text-properties style:font-name="DejaVu Sans Mono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2.903cm" svg:y="2.27cm">
          <text:p text:style-name="P1">SRAM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1.587cm" svg:x="7.03cm" svg:y="2.27cm">
          <text:p text:style-name="P1">SRA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1.587cm" svg:x="11.158cm" svg:y="2.27cm">
          <text:p text:style-name="P1">FL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1.587cm" svg:x="15.285cm" svg:y="2.27cm">
          <text:p text:style-name="P1">Peri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738cm" svg:height="0.962cm" svg:x="1.827cm" svg:y="5.545cm">
          <draw:text-box>
            <text:p>Instr</text:p>
          </draw:text-box>
        </draw:frame>
        <draw:frame draw:style-name="gr2" draw:text-style-name="P3" draw:layer="layout" svg:width="1.84cm" svg:height="0.962cm" svg:x="1.775cm" svg:y="8.085cm">
          <draw:text-box>
            <text:p>Data</text:p>
          </draw:text-box>
        </draw:frame>
        <draw:line draw:style-name="gr3" draw:text-style-name="P2" draw:layer="layout" svg:x1="3.792cm" svg:y1="6.08cm" svg:x2="18.08cm" svg:y2="6.08cm">
          <text:p/>
        </draw:line>
        <draw:line draw:style-name="gr3" draw:text-style-name="P2" draw:layer="layout" svg:x1="3.792cm" svg:y1="8.62cm" svg:x2="18.08cm" svg:y2="8.62cm">
          <text:p/>
        </draw:line>
        <draw:line draw:style-name="gr3" draw:text-style-name="P2" draw:layer="layout" svg:x1="4.807cm" svg:y1="4.792cm" svg:x2="4.807cm" svg:y2="9.872cm">
          <text:p/>
        </draw:line>
        <draw:line draw:style-name="gr3" draw:text-style-name="P2" draw:layer="layout" svg:x1="8.907cm" svg:y1="4.792cm" svg:x2="8.907cm" svg:y2="9.872cm">
          <text:p/>
        </draw:line>
        <draw:line draw:style-name="gr3" draw:text-style-name="P2" draw:layer="layout" svg:x1="13.062cm" svg:y1="5.01cm" svg:x2="13.062cm" svg:y2="10.09cm">
          <text:p/>
        </draw:line>
        <draw:line draw:style-name="gr3" draw:text-style-name="P2" draw:layer="layout" svg:x1="17.19cm" svg:y1="4.81cm" svg:x2="17.19cm" svg:y2="9.89cm">
          <text:p/>
        </draw:line>
        <draw:custom-shape draw:style-name="gr4" draw:text-style-name="P4" draw:layer="layout" svg:width="0.635cm" svg:height="0.635cm" svg:x="4.49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49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617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12.745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12.74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16.87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5" draw:text-style-name="P6" draw:layer="layout" svg:width="16.51cm" svg:height="2.54cm" svg:x="6.08cm" svg:y="2.27cm">
          <text:p text:style-name="P5"><text:span text:style-name="T1"><text:s text:c="3"/></text:span><text:span text:style-name="T1">Address Ma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.51cm" svg:height="11.43cm" svg:x="6.08cm" svg:y="6.08cm">
          <text:p text:style-name="P7"><text:span text:style-name="T2"/></text:p>
          <text:p text:style-name="P7"><text:span text:style-name="T3">0x00000000 – </text:span><text:span text:style-name="T4">0x000007FF: 2kB SRAM</text:span></text:p>
          <text:p text:style-name="P7"><text:span text:style-name="T2"/></text:p>
          <text:p text:style-name="P7"><text:span text:style-name="T3">0x0A000000 – 0x0AFFFFFF</text:span><text:span text:style-name="T4">: WFG</text:span></text:p>
          <text:p text:style-name="P7"><text:span text:style-name="T2"/></text:p>
          <text:p text:style-name="P7"><text:span text:style-name="T3">0x0E000000 – 0x0E000000: UART base reg</text:span></text:p>
          <text:p text:style-name="P7"><text:span text:style-name="T2"/></text:p>
          <text:p text:style-name="P7"><text:span text:style-name="T3">0x0F000000 – </text:span><text:span text:style-name="T4">0x007FFFFF: 8 MB SPI Flash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ser</meta:initial-creator>
    <meta:creation-date>2023-04-24T16:50:23.672509650</meta:creation-date>
    <dc:date>2023-12-05T12:12:07.120298983</dc:date>
    <dc:creator>Leo Moser</dc:creator>
    <meta:editing-duration>PT47M33S</meta:editing-duration>
    <meta:editing-cycles>47</meta:editing-cycles>
    <meta:generator>LibreOffice/7.4.5.1$Linux_X86_64 LibreOffice_project/40$Build-1</meta:generator>
    <meta:document-statistic meta:object-count="20"/>
  </office:meta>
</office:document-meta>
</file>